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37cm" svg:height="5.08cm" svg:x="6.08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159cm" svg:height="1.27cm" svg:x="6.969cm" svg:y="5.445cm">
          <text:p text:style-name="P1"><text:span text:style-name="T1">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159cm" svg:height="1.27cm" svg:x="6.969cm" svg:y="4.048cm">
          <text:p text:style-name="P1"><text:span text:style-name="T1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159cm" svg:height="1.27cm" svg:x="6.969cm" svg:y="6.842cm">
          <text:p text:style-name="P1"><text:span text:style-name="T1">bo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.54cm" svg:y1="4.81cm" svg:x2="6.08cm" svg:y2="4.81cm">
          <text:p/>
        </draw:line>
        <draw:line draw:style-name="gr3" draw:text-style-name="P2" draw:layer="layout" svg:x1="3.54cm" svg:y1="7.35cm" svg:x2="6.08cm" svg:y2="7.35cm">
          <text:p/>
        </draw:line>
        <draw:line draw:style-name="gr4" draw:text-style-name="P2" draw:layer="layout" svg:x1="10.017cm" svg:y1="7.35cm" svg:x2="12.557cm" svg:y2="7.35cm">
          <text:p/>
        </draw:line>
        <draw:line draw:style-name="gr3" draw:text-style-name="P2" draw:layer="layout" svg:x1="10.017cm" svg:y1="4.81cm" svg:x2="12.557cm" svg:y2="4.81cm">
          <text:p/>
        </draw:line>
        <draw:frame draw:style-name="gr5" draw:text-style-name="P3" draw:layer="layout" svg:width="2.159cm" svg:height="0.607cm" svg:x="3.286cm" svg:y="4.355cm">
          <draw:text-box>
            <text:p text:style-name="P3"><text:span text:style-name="T1">Input locus</text:span></text:p>
          </draw:text-box>
        </draw:frame>
        <draw:frame draw:style-name="gr5" draw:text-style-name="P3" draw:layer="layout" svg:width="2.159cm" svg:height="0.607cm" svg:x="3.286cm" svg:y="6.842cm">
          <draw:text-box>
            <text:p text:style-name="P3"><text:span text:style-name="T1">Arguments</text:span></text:p>
          </draw:text-box>
        </draw:frame>
        <draw:frame draw:style-name="gr6" draw:text-style-name="P3" draw:layer="layout" svg:width="1.524cm" svg:height="0.607cm" svg:x="10.398cm" svg:y="6.87cm">
          <draw:text-box>
            <text:p text:style-name="P3"><text:span text:style-name="T1">Result</text:span></text:p>
          </draw:text-box>
        </draw:frame>
        <draw:frame draw:style-name="gr5" draw:text-style-name="P3" draw:layer="layout" svg:width="2.413cm" svg:height="0.607cm" svg:x="9.89cm" svg:y="4.33cm">
          <draw:text-box>
            <text:p text:style-name="P3"><text:span text:style-name="T1">Output locus</text:span></text:p>
          </draw:text-box>
        </draw:frame>
        <draw:frame draw:style-name="gr7" draw:text-style-name="P3" draw:layer="layout" svg:width="3.588cm" svg:height="0.607cm" svg:x="6.302cm" svg:y="8.493cm">
          <draw:text-box>
            <text:p><text:span text:style-name="T1">Compound procedur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1:48:54</meta:creation-date>
    <dc:date>2012-05-15T11:58:48</dc:date>
    <meta:editing-duration>PT9M54S</meta:editing-duration>
    <meta:editing-cycles>1</meta:editing-cycles>
    <meta:document-statistic meta:object-count="13"/>
    <meta:generator>LibreOffice/3.4$Linux LibreOffice_project/340m1$Build-402</meta:generator>
  </office:meta>
</office:document-meta>
</file>